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53bb2" officeooo:paragraph-rsid="00153bb2"/>
    </style:style>
    <style:style style:name="P2" style:family="paragraph" style:parent-style-name="Standard" style:list-style-name="L1">
      <style:text-properties officeooo:rsid="00153bb2" officeooo:paragraph-rsid="00153bb2"/>
    </style:style>
    <style:style style:name="P3" style:family="paragraph" style:parent-style-name="Standard" style:list-style-name="L2">
      <style:text-properties officeooo:rsid="00153bb2" officeooo:paragraph-rsid="00153bb2"/>
    </style:style>
    <style:style style:name="P4" style:family="paragraph" style:parent-style-name="Standard" style:list-style-name="L2">
      <style:text-properties officeooo:rsid="00153bb2" officeooo:paragraph-rsid="00169b31"/>
    </style:style>
    <style:style style:name="P5" style:family="paragraph" style:parent-style-name="Standard" style:list-style-name="L2">
      <style:text-properties officeooo:rsid="00169b31" officeooo:paragraph-rsid="00169b31"/>
    </style:style>
    <style:style style:name="P6" style:family="paragraph" style:parent-style-name="Standard" style:list-style-name="L3">
      <style:text-properties officeooo:rsid="00169b31" officeooo:paragraph-rsid="00169b31"/>
    </style:style>
    <style:style style:name="P7" style:family="paragraph" style:parent-style-name="Standard">
      <style:text-properties officeooo:rsid="0016e294" officeooo:paragraph-rsid="0016e294"/>
    </style:style>
    <style:style style:name="P8" style:family="paragraph" style:parent-style-name="Standard">
      <style:text-properties officeooo:rsid="0016ecf7" officeooo:paragraph-rsid="0016ecf7"/>
    </style:style>
    <style:style style:name="T1" style:family="text">
      <style:text-properties officeooo:rsid="00153bb2"/>
    </style:style>
    <style:style style:name="T2" style:family="text">
      <style:text-properties officeooo:rsid="00169b31"/>
    </style:style>
    <style:style style:name="T3" style:family="text">
      <style:text-properties officeooo:rsid="0016e29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ednatel: </text:p>
      <text:p text:style-name="P1">DCB Actuaries and Consultants s.r.o.</text:p>
      <text:p text:style-name="P1">se sídlem Kozí 8, 602 00, Brno</text:p>
      <text:p text:style-name="P1">IČ:<text:tab/>44960093</text:p>
      <text:p text:style-name="P1">DIČ: <text:tab/>CZ44960093</text:p>
      <text:p text:style-name="P1"/>
      <text:p text:style-name="P1">Zhotovitel:</text:p>
      <text:p text:style-name="P1">Luděk Bártek</text:p>
      <text:p text:style-name="P1">Blatnická 20, 628 00, Brno</text:p>
      <text:p text:style-name="P1"/>
      <text:h text:style-name="Heading_20_3" text:outline-level="3">Protokol o předání 1. etapy vývoje nové verze aplikace pro <text:span text:style-name="T1">administraci</text:span> <text:span text:style-name="T1">servisních požadavků zákazníka</text:span> (dále jen Support)</text:h>
      <text:p text:style-name="P1"/>
      <text:p text:style-name="P1">Cíle 1. etapy – Vývoj aplikační logiky:</text:p>
      <text:list xml:id="list5467998670667057389" text:style-name="L1">
        <text:list-item>
          <text:p text:style-name="P2">Entitní třídy + testovací třídy pro manažery</text:p>
        </text:list-item>
        <text:list-item>
          <text:p text:style-name="P2">Manažery entit</text:p>
        </text:list-item>
        <text:list-item>
          <text:p text:style-name="P2">Testování a ladění aplikační logiky </text:p>
        </text:list-item>
      </text:list>
      <text:p text:style-name="P1">Výše uvedené je dostupné a zprovozněné na stroji support1 (97.0.2.9) v počítačové síti objednatele v následujícím rozsahu:</text:p>
      <text:list xml:id="list9108008384777030424" text:style-name="L2">
        <text:list-item>
          <text:p text:style-name="P3">Byly vytvořeny a odladěny třídy aplikační logiky systému – zdrojové kódy, <text:span text:style-name="T2">včetně skriptů pro vytovření potřebné databázové struktury,</text:span> dostupné v adresáři /root/SPZ-derby/SPZ/src/main/ výše uvedeného stroje.</text:p>
        </text:list-item>
        <text:list-item>
          <text:p text:style-name="P5">Testovací třídy jsou dostupné na témže stroji v adresáři /root/SPZ-derby/SPZ/src/test/</text:p>
        </text:list-item>
        <text:list-item>
          <text:p text:style-name="P3"><text:span text:style-name="T2">Byla v</text:span>ytvořena a zprovozněna ukázková aplikace pro <text:span text:style-name="T3">třídy</text:span> uvedené <text:span text:style-name="T3">v bodě 2, která je</text:span> dostupná na URL <text:a xlink:type="simple" xlink:href="http://97.0.2.9/SPZ" text:style-name="Internet_20_link" text:visited-style-name="Visited_20_Internet_20_Link">http://97.0.2.9/SPZ</text:a>/. Aplikace pokrývá životní cyklus servisního požadavku zákazníka, od <text:span text:style-name="T2">jeho </text:span>vytvoření po fakturaci, pro vzorový projekt. </text:p>
        </text:list-item>
        <text:list-item>
          <text:p text:style-name="P4">Dokumentace <text:span text:style-name="T2">k dílu </text:span>byla dodána <text:span text:style-name="T2">na stroj dcb-backup (97.0.2.215) v síti objednatele, do adresáře </text:span><text:a xlink:type="simple" xlink:href="smb://DCB-BACKUP/Documents/dokumentace/SPZ-Bartek/dokumentace" text:style-name="Internet_20_link" text:visited-style-name="Visited_20_Internet_20_Link"><text:span text:style-name="T2">\\DCB-BACKUP\Documents\dokumentace\SPZ-Bartek\dokumentace</text:span></text:a><text:span text:style-name="T2">. Dokumentace obsahuje:</text:span></text:p>
        </text:list-item>
      </text:list>
      <text:list xml:id="list8353334478342650048" text:style-name="L3">
        <text:list-item>
          <text:list>
            <text:list-item>
              <text:p text:style-name="P6">entitně-relační diagram, dokumentující strukturu databáze využívané aplikací Support (soubor ERD.png),</text:p>
            </text:list-item>
            <text:list-item>
              <text:p text:style-name="P6">postup pro instalaci aplikace (soubor Instalace.odt)</text:p>
            </text:list-item>
            <text:list-item>
              <text:p text:style-name="P6">další podstatné informace, jako jsou použité prostředky a nástroje, struktura zdrojových kódu a umístění databáze potřebné pro provoz aplikace, atd. (soubor readme.odt),</text:p>
            </text:list-item>
            <text:list-item>
              <text:p text:style-name="P6">dokumentaci zdrojových kódů ve formátu JavaDoc (soubor javadoc.zip).</text:p>
            </text:list-item>
          </text:list>
        </text:list-item>
      </text:list>
      <text:p text:style-name="P7"/>
      <text:p text:style-name="P8"/>
      <text:p text:style-name="P8">Zhotovitel:</text:p>
      <text:p text:style-name="P8"><text:tab/><text:tab/>Luděk Bártek</text:p>
      <text:p text:style-name="P8"/>
      <text:p text:style-name="P8">Za objednatele:</text:p>
      <text:p text:style-name="P8"><text:tab/><text:tab/></text:p>
      <text:p text:style-name="P8"><text:tab/><text:tab/></text:p>
      <text:p text:style-name="P8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ek Bartek</meta:initial-creator>
    <meta:creation-date>2016-02-15T07:42:40.933257592</meta:creation-date>
    <dc:date>2016-02-15T08:26:59.130926653</dc:date>
    <dc:creator>Ludek Bartek</dc:creator>
    <meta:editing-duration>PT9M37S</meta:editing-duration>
    <meta:editing-cycles>2</meta:editing-cycles>
    <meta:generator>LibreOffice/5.0.4.2$Linux_X86_64 LibreOffice_project/00$Build-2</meta:generator>
    <meta:document-statistic meta:table-count="0" meta:image-count="0" meta:object-count="0" meta:page-count="1" meta:paragraph-count="28" meta:word-count="225" meta:character-count="1691" meta:non-whitespace-character-count="1487"/>
  </office:meta>
</office:document-meta>
</file>